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4Counter.process(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4Counter.se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4Counter.setName( String cou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Counter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4Counter.execu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